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structuringOptimized-1000" table:style-name="ta1">
        <table:shapes>
          <draw:frame draw:z-index="0" draw:style-name="gr1" draw:text-style-name="P1" svg:width="8.6878in" svg:height="5.3126in" svg:x="0.4657in" svg:y="0.0417in">
            <draw:object draw:notify-on-update-of-ranges="'destructuringOptimized-1000'.A1:'destructuringOptimized-1000'.A1 'destructuringOptimized-1000'.A2:'destructuringOptimized-1000'.A103 'destructuringOptimized-1000'.B1:'destructuringOptimized-1000'.B1 'destructuringOptimized-1000'.B2:'destructuringOptimized-1000'.B1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used</text:p>
          </table:table-cell>
          <table:table-cell office:value-type="string" calcext:value-type="string">
            <text:p><text:s/>total</text:p>
          </table:table-cell>
          <table:table-cell office:value-type="string" calcext:value-type="string">
            <text:p><text:s/>date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5.43" calcext:value-type="float">
            <text:p>5.43</text:p>
          </table:table-cell>
          <table:table-cell office:value-type="float" office:value="1648430369745" calcext:value-type="float">
            <text:p>1648430369745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5.43" calcext:value-type="float">
            <text:p>5.43</text:p>
          </table:table-cell>
          <table:table-cell office:value-type="float" office:value="1648430370749" calcext:value-type="float">
            <text:p>1648430370749</text:p>
          </table:table-cell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70789" calcext:value-type="float">
            <text:p>1648430370789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71750" calcext:value-type="float">
            <text:p>1648430371750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71787" calcext:value-type="float">
            <text:p>1648430371787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72755" calcext:value-type="float">
            <text:p>1648430372755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72789" calcext:value-type="float">
            <text:p>1648430372789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73752" calcext:value-type="float">
            <text:p>1648430373752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73789" calcext:value-type="float">
            <text:p>1648430373789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74755" calcext:value-type="float">
            <text:p>1648430374755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74790" calcext:value-type="float">
            <text:p>1648430374790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75756" calcext:value-type="float">
            <text:p>1648430375756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75824" calcext:value-type="float">
            <text:p>1648430375824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76756" calcext:value-type="float">
            <text:p>1648430376756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76787" calcext:value-type="float">
            <text:p>1648430376787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77756" calcext:value-type="float">
            <text:p>1648430377756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77788" calcext:value-type="float">
            <text:p>1648430377788</text:p>
          </table:table-cell>
        </table:table-row>
        <table:table-row table:style-name="ro1">
          <table:table-cell office:value-type="float" office:value="3.89" calcext:value-type="float">
            <text:p>3.8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78756" calcext:value-type="float">
            <text:p>1648430378756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78794" calcext:value-type="float">
            <text:p>1648430378794</text:p>
          </table:table-cell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79757" calcext:value-type="float">
            <text:p>1648430379757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79821" calcext:value-type="float">
            <text:p>1648430379821</text:p>
          </table:table-cell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80758" calcext:value-type="float">
            <text:p>1648430380758</text:p>
          </table:table-cell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80825" calcext:value-type="float">
            <text:p>1648430380825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81759" calcext:value-type="float">
            <text:p>1648430381759</text:p>
          </table:table-cell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81829" calcext:value-type="float">
            <text:p>1648430381829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82760" calcext:value-type="float">
            <text:p>1648430382760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82824" calcext:value-type="float">
            <text:p>1648430382824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83760" calcext:value-type="float">
            <text:p>1648430383760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83829" calcext:value-type="float">
            <text:p>1648430383829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84761" calcext:value-type="float">
            <text:p>1648430384761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84804" calcext:value-type="float">
            <text:p>1648430384804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85762" calcext:value-type="float">
            <text:p>1648430385762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85829" calcext:value-type="float">
            <text:p>1648430385829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86763" calcext:value-type="float">
            <text:p>1648430386763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86831" calcext:value-type="float">
            <text:p>1648430386831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87764" calcext:value-type="float">
            <text:p>1648430387764</text:p>
          </table:table-cell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87829" calcext:value-type="float">
            <text:p>1648430387829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88766" calcext:value-type="float">
            <text:p>1648430388766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88833" calcext:value-type="float">
            <text:p>1648430388833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89767" calcext:value-type="float">
            <text:p>1648430389767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89834" calcext:value-type="float">
            <text:p>1648430389834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90769" calcext:value-type="float">
            <text:p>1648430390769</text:p>
          </table:table-cell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90837" calcext:value-type="float">
            <text:p>1648430390837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91770" calcext:value-type="float">
            <text:p>1648430391770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91835" calcext:value-type="float">
            <text:p>1648430391835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92771" calcext:value-type="float">
            <text:p>1648430392771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92840" calcext:value-type="float">
            <text:p>1648430392840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93772" calcext:value-type="float">
            <text:p>1648430393772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93809" calcext:value-type="float">
            <text:p>1648430393809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94773" calcext:value-type="float">
            <text:p>1648430394773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94832" calcext:value-type="float">
            <text:p>1648430394832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95775" calcext:value-type="float">
            <text:p>1648430395775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95811" calcext:value-type="float">
            <text:p>1648430395811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96776" calcext:value-type="float">
            <text:p>1648430396776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96813" calcext:value-type="float">
            <text:p>1648430396813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97778" calcext:value-type="float">
            <text:p>1648430397778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97819" calcext:value-type="float">
            <text:p>1648430397819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98779" calcext:value-type="float">
            <text:p>1648430398779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98818" calcext:value-type="float">
            <text:p>1648430398818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99780" calcext:value-type="float">
            <text:p>1648430399780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399845" calcext:value-type="float">
            <text:p>1648430399845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400781" calcext:value-type="float">
            <text:p>1648430400781</text:p>
          </table:table-cell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400845" calcext:value-type="float">
            <text:p>1648430400845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401782" calcext:value-type="float">
            <text:p>1648430401782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401826" calcext:value-type="float">
            <text:p>1648430401826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402783" calcext:value-type="float">
            <text:p>1648430402783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402849" calcext:value-type="float">
            <text:p>1648430402849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403785" calcext:value-type="float">
            <text:p>1648430403785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403818" calcext:value-type="float">
            <text:p>1648430403818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404786" calcext:value-type="float">
            <text:p>1648430404786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404820" calcext:value-type="float">
            <text:p>1648430404820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405788" calcext:value-type="float">
            <text:p>1648430405788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405821" calcext:value-type="float">
            <text:p>1648430405821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406788" calcext:value-type="float">
            <text:p>1648430406788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406825" calcext:value-type="float">
            <text:p>1648430406825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407788" calcext:value-type="float">
            <text:p>1648430407788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407824" calcext:value-type="float">
            <text:p>1648430407824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408790" calcext:value-type="float">
            <text:p>1648430408790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408827" calcext:value-type="float">
            <text:p>1648430408827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409791" calcext:value-type="float">
            <text:p>1648430409791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409826" calcext:value-type="float">
            <text:p>1648430409826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410792" calcext:value-type="float">
            <text:p>1648430410792</text:p>
          </table:table-cell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410829" calcext:value-type="float">
            <text:p>1648430410829</text:p>
          </table:table-cell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411793" calcext:value-type="float">
            <text:p>1648430411793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411830" calcext:value-type="float">
            <text:p>1648430411830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412794" calcext:value-type="float">
            <text:p>1648430412794</text:p>
          </table:table-cell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412830" calcext:value-type="float">
            <text:p>1648430412830</text:p>
          </table:table-cell>
        </table:table-row>
        <table:table-row table:style-name="ro1">
          <table:table-cell office:value-type="float" office:value="2.99" calcext:value-type="float">
            <text:p>2.9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413796" calcext:value-type="float">
            <text:p>1648430413796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413832" calcext:value-type="float">
            <text:p>1648430413832</text:p>
          </table:table-cell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414798" calcext:value-type="float">
            <text:p>1648430414798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414834" calcext:value-type="float">
            <text:p>1648430414834</text:p>
          </table:table-cell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415799" calcext:value-type="float">
            <text:p>1648430415799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415833" calcext:value-type="float">
            <text:p>1648430415833</text:p>
          </table:table-cell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416800" calcext:value-type="float">
            <text:p>1648430416800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416837" calcext:value-type="float">
            <text:p>1648430416837</text:p>
          </table:table-cell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417802" calcext:value-type="float">
            <text:p>1648430417802</text:p>
          </table:table-cell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417838" calcext:value-type="float">
            <text:p>1648430417838</text:p>
          </table:table-cell>
        </table:table-row>
        <table:table-row table:style-name="ro1">
          <table:table-cell office:value-type="float" office:value="3.99" calcext:value-type="float">
            <text:p>3.9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418802" calcext:value-type="float">
            <text:p>1648430418802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418854" calcext:value-type="float">
            <text:p>1648430418854</text:p>
          </table:table-cell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419803" calcext:value-type="float">
            <text:p>1648430419803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419861" calcext:value-type="float">
            <text:p>1648430419861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419861" calcext:value-type="float">
            <text:p>16484304198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7T22:20:48.760183412</dc:date>
    <meta:editing-duration>PT20S</meta:editing-duration>
    <meta:editing-cycles>1</meta:editing-cycles>
    <meta:document-statistic meta:table-count="1" meta:cell-count="309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068cm" svg:height="13.495cm" xlink:href=".." xlink:type="simple" chart:class="chart:line" chart:style-name="ch1">
        <chart:legend chart:legend-position="end" svg:x="19.957cm" svg:y="6.199cm" style:legend-expansion="high" chart:style-name="ch2"/>
        <chart:plot-area chart:style-name="ch3" table:cell-range-address="'destructuringOptimized-1000'.A1:'destructuringOptimized-1000'.B103" chart:data-source-has-labels="row" svg:x="0.441cm" svg:y="0.269cm" svg:width="19.075cm" svg:height="12.957cm">
          <chartooo:coordinate-region svg:x="0.877cm" svg:y="0.39cm" svg:width="18.639cm" svg:height="11.83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estructuringOptimized-1000'.A2:'destructuringOptimized-1000'.A103" chart:label-cell-address="'destructuringOptimized-1000'.A1:'destructuringOptimized-1000'.A1" chart:class="chart:line">
            <chart:data-point chart:repeated="102"/>
          </chart:series>
          <chart:series chart:style-name="ch7" chart:values-cell-range-address="'destructuringOptimized-1000'.B2:'destructuringOptimized-1000'.B103" chart:label-cell-address="'destructuringOptimized-1000'.B1:'destructuringOptimized-1000'.B1" chart:class="chart:line">
            <chart:data-point chart:repeated="10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d</text:p>
                <draw:g>
                  <svg:desc>'destructuringOptimized-1000'.A1:'destructuringOptimized-1000'.A1</svg:desc>
                </draw:g>
              </table:table-cell>
              <table:table-cell office:value-type="string">
                <text:p> total</text:p>
                <draw:g>
                  <svg:desc>'destructuringOptimized-1000'.B1:'destructuringOptimized-1000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73">
                <text:p>2.73</text:p>
                <draw:g>
                  <svg:desc>'destructuringOptimized-1000'.A2:'destructuringOptimized-1000'.A103</svg:desc>
                </draw:g>
              </table:table-cell>
              <table:table-cell office:value-type="float" office:value="5.43">
                <text:p>5.43</text:p>
                <draw:g>
                  <svg:desc>'destructuringOptimized-1000'.B2:'destructuringOptimized-1000'.B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6">
                <text:p>2.76</text:p>
              </table:table-cell>
              <table:table-cell office:value-type="float" office:value="5.43">
                <text:p>5.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43">
                <text:p>4.4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45">
                <text:p>4.4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64">
                <text:p>4.6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65">
                <text:p>4.6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85">
                <text:p>2.8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6">
                <text:p>2.8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5">
                <text:p>3.0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06">
                <text:p>3.0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5">
                <text:p>3.2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26">
                <text:p>3.2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45">
                <text:p>3.4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46">
                <text:p>3.4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5">
                <text:p>3.6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6">
                <text:p>3.6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88">
                <text:p>3.8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89">
                <text:p>3.8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08">
                <text:p>4.0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09">
                <text:p>4.0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28">
                <text:p>4.2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29">
                <text:p>4.2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51">
                <text:p>4.5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52">
                <text:p>4.5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71">
                <text:p>2.7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72">
                <text:p>2.7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94">
                <text:p>2.9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95">
                <text:p>2.9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14">
                <text:p>3.1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15">
                <text:p>3.1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34">
                <text:p>3.3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35">
                <text:p>3.3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54">
                <text:p>3.5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55">
                <text:p>3.5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74">
                <text:p>3.7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75">
                <text:p>3.7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94">
                <text:p>3.9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95">
                <text:p>3.9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15">
                <text:p>4.1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15">
                <text:p>4.1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34">
                <text:p>4.3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35">
                <text:p>4.3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54">
                <text:p>4.5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55">
                <text:p>4.5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75">
                <text:p>2.7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75">
                <text:p>2.7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95">
                <text:p>2.9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95">
                <text:p>2.9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15">
                <text:p>3.1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15">
                <text:p>3.1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35">
                <text:p>3.3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35">
                <text:p>3.3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55">
                <text:p>3.5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55">
                <text:p>3.5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75">
                <text:p>3.7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75">
                <text:p>3.7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95">
                <text:p>3.9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95">
                <text:p>3.9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15">
                <text:p>4.1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15">
                <text:p>4.1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34">
                <text:p>4.3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35">
                <text:p>4.3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54">
                <text:p>4.5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55">
                <text:p>4.5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75">
                <text:p>2.7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75">
                <text:p>2.7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95">
                <text:p>2.9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95">
                <text:p>2.9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15">
                <text:p>3.1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15">
                <text:p>3.1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35">
                <text:p>3.3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35">
                <text:p>3.3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55">
                <text:p>3.5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55">
                <text:p>3.5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75">
                <text:p>3.7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5">
                <text:p>3.7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95">
                <text:p>3.9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95">
                <text:p>3.9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18">
                <text:p>4.1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18">
                <text:p>4.1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38">
                <text:p>4.3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38">
                <text:p>4.3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58">
                <text:p>4.5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58">
                <text:p>4.5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78">
                <text:p>2.7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79">
                <text:p>2.7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98">
                <text:p>2.9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99">
                <text:p>2.9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18">
                <text:p>3.1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19">
                <text:p>3.1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38">
                <text:p>3.3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39">
                <text:p>3.3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58">
                <text:p>3.5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59">
                <text:p>3.5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78">
                <text:p>3.7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79">
                <text:p>3.7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98">
                <text:p>3.9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99">
                <text:p>3.9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18">
                <text:p>4.1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19">
                <text:p>4.1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38">
                <text:p>4.3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38">
                <text:p>4.38</text:p>
              </table:table-cell>
              <table:table-cell office:value-type="float" office:value="7.98">
                <text:p>7.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